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1.778cm" svg:x="1.016cm" svg:y="6.912cm">
          <text:p text:style-name="P1">Exosense<text:line-break/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382cm" svg:height="3.81cm" svg:x="10.668cm" svg:y="8.898cm">
          <text:p text:style-name="P1">Exosen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56cm" svg:height="1.905cm" svg:x="22.606cm" svg:y="9.906cm">
          <text:p text:style-name="P1">Backend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9.05cm" svg:y1="10.93cm" svg:x2="22.606cm" svg:y2="10.922cm">
          <text:p text:style-name="P3">JSON-RPC<text:line-break/></text:p>
        </draw:line>
        <draw:custom-shape draw:style-name="gr3" draw:text-style-name="P2" draw:layer="layout" svg:width="2.54cm" svg:height="1.27cm" svg:x="8.128cm" svg:y="8.898cm">
          <text:p text:style-name="P1"><text:span text:style-name="T1">ExoPort</text:span><text:span text:style-name="T1"><text:line-break/></text:span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8.128cm" svg:y="10.168cm">
          <text:p text:style-name="P1"><text:span text:style-name="T1">Protocol X</text:span></text:p>
          <text:p text:style-name="P1"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8.128cm" svg:y="11.438cm">
          <text:p text:style-name="P1"><text:span text:style-name="T1">Protocol Y</text:span></text:p>
          <text:p text:style-name="P1"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1.778cm" svg:x="1.016cm" svg:y="9.706cm">
          <text:p text:style-name="P1">Type X<text:line-break/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75cm" svg:height="1.778cm" svg:x="1.016cm" svg:y="12.446cm">
          <text:p text:style-name="P1">Type Y<text:line-break/>Devi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318cm" svg:y1="10.676cm" svg:x2="8.128cm" svg:y2="10.676cm">
          <text:p text:style-name="P3">Protocol X<text:line-break/></text:p>
        </draw:line>
        <draw:line draw:style-name="gr4" draw:text-style-name="P3" draw:layer="layout" svg:x1="4.318cm" svg:y1="13.47cm" svg:x2="8.128cm" svg:y2="12.2cm">
          <text:p text:style-name="P3">Protocol Y<text:line-break/></text:p>
        </draw:line>
        <draw:line draw:style-name="gr4" draw:text-style-name="P3" draw:layer="layout" svg:x1="4.318cm" svg:y1="7.882cm" svg:x2="8.128cm" svg:y2="9.66cm">
          <text:p text:style-name="P3">ExoPort<text:line-break/></text:p>
        </draw:line>
        <draw:custom-shape draw:style-name="gr5" draw:text-style-name="P3" draw:layer="layout" svg:width="2.286cm" svg:height="2.032cm" svg:x="16.51cm" svg:y="10.422cm">
          <text:p text:style-name="P3"><text:span text:style-name="T2">Package</text:span><text:span text:style-name="T2"><text:line-break/></text:span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2.286cm" svg:height="2.032cm" svg:x="10.922cm" svg:y="10.422cm">
          <text:p text:style-name="P3"><text:span text:style-name="T2">Config</text:span><text:span text:style-name="T2"><text:line-break/></text:span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2.286cm" svg:height="2.032cm" svg:x="13.716cm" svg:y="9.914cm">
          <text:p text:style-name="P3"><text:span text:style-name="T2">Device</text:span><text:span text:style-name="T2"><text:line-break/></text:span><text:span text:style-name="T2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gradient draw:name="Gradient_20_8" draw:display-name="Gradient 8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6H48M35S</meta:editing-duration>
    <meta:editing-cycles>34</meta:editing-cycles>
    <dc:date>2012-11-02T16:13:50</dc:date>
    <meta:generator>LibreOffice/3.5$Linux_x86 LibreOffice_project/350m1$Build-2</meta:generator>
    <meta:document-statistic meta:object-count="38"/>
  </office:meta>
</office:document-meta>
</file>